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18cm" fo:min-width="2.704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1.762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13cm" fo:min-width="3.2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696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6cm" fo:min-width="2.162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71cm" fo:min-width="2.717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38cm" fo:min-width="2.6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3.21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97cm" fo:min-width="3.21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382cm" fo:min-width="1.5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2cm" fo:min-width="2.641cm"/>
      <style:paragraph-properties style:writing-mode="lr-tb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2cm" fo:min-width="2.649cm"/>
      <style:paragraph-properties style:writing-mode="lr-tb"/>
    </style:style>
    <style:style style:name="gr2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62cm" fo:min-width="2.641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353cm" fo:min-width="1.7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48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372cm" fo:min-width="1.867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3.21cm"/>
      <style:paragraph-properties style:writing-mode="lr-tb"/>
    </style:style>
    <style:style style:name="gr2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1cm" fo:min-width="2.981cm"/>
      <style:paragraph-properties style:writing-mode="lr-tb"/>
    </style:style>
    <style:style style:name="gr2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35cm" fo:min-width="3.0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3.2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63cm"/>
      <style:paragraph-properties style:writing-mode="lr-tb"/>
    </style:style>
    <style:style style:name="gr30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101cm" fo:min-width="1.483cm"/>
      <style:paragraph-properties style:writing-mode="lr-tb"/>
    </style:style>
    <style:style style:name="gr31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071cm" fo:min-width="1.4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3.2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3.2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3.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3.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3.2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3.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  <style:text-properties fo:font-size="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text-align="center" style:writing-mode="lr-tb"/>
      <style:text-properties fo:font-size="18pt" style:font-size-asian="7pt" style:font-size-complex="7pt"/>
    </style:style>
    <style:style style:name="P11" style:family="paragraph">
      <loext:graphic-properties draw:fill="none" draw:fill-color="#000000"/>
      <style:paragraph-properties fo:text-align="center" style:writing-mode="lr-tb"/>
      <style:text-properties fo:font-size="18pt" style:font-size-asian="7pt" style:font-size-complex="7pt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7pt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-color="#000000"/>
      <style:paragraph-properties fo:text-align="center"/>
      <style:text-properties fo:font-size="7pt"/>
    </style:style>
    <style:style style:name="P17" style:family="paragraph">
      <loext:graphic-properties draw:fill="none" draw:fill-color="#000000"/>
      <style:paragraph-properties fo:text-align="center"/>
      <style:text-properties fo:font-size="7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2pt" style:font-size-complex="12pt"/>
    </style:style>
    <style:style style:name="P22" style:family="paragraph">
      <style:paragraph-properties fo:text-align="center" style:writing-mode="lr-tb"/>
      <style:text-properties fo:font-size="9pt"/>
    </style:style>
    <style:style style:name="P23" style:family="paragraph">
      <loext:graphic-properties draw:fill="none"/>
      <style:paragraph-properties fo:text-align="center" style:writing-mode="lr-tb"/>
      <style:text-properties fo:font-size="9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25" style:family="paragraph">
      <loext:graphic-properties draw:fill="none"/>
      <style:paragraph-properties fo:text-align="center"/>
      <style:text-properties fo:font-size="9pt"/>
    </style:style>
    <style:style style:name="P26" style:family="paragraph">
      <style:paragraph-properties fo:text-align="center" style:writing-mode="lr-tb"/>
      <style:text-properties fo:font-size="9pt" style:font-size-asian="18pt" style:font-size-complex="18pt"/>
    </style:style>
    <style:style style:name="P27" style:family="paragraph">
      <loext:graphic-properties draw:fill="none" draw:fill-color="#000000"/>
      <style:paragraph-properties fo:text-align="center" style:writing-mode="lr-tb"/>
      <style:text-properties fo:font-size="9pt" style:font-size-asian="18pt" style:font-size-complex="18pt"/>
    </style:style>
    <style:style style:name="P28" style:family="paragraph">
      <loext:graphic-properties draw:fill-color="#000000"/>
      <style:paragraph-properties fo:text-align="center"/>
      <style:text-properties fo:font-size="9pt"/>
    </style:style>
    <style:style style:name="P29" style:family="paragraph">
      <loext:graphic-properties draw:fill="none" draw:fill-color="#000000"/>
      <style:paragraph-properties fo:text-align="center"/>
      <style:text-properties fo:font-size="9pt"/>
    </style:style>
    <style:style style:name="P30" style:family="paragraph">
      <style:paragraph-properties fo:text-align="center" style:writing-mode="lr-tb"/>
      <style:text-properties fo:font-size="8pt"/>
    </style:style>
    <style:style style:name="P31" style:family="paragraph">
      <loext:graphic-properties draw:fill="none"/>
      <style:paragraph-properties fo:text-align="center" style:writing-mode="lr-tb"/>
      <style:text-properties fo:font-size="8pt"/>
    </style:style>
    <style:style style:name="P32" style:family="paragraph">
      <loext:graphic-properties draw:fill="none"/>
      <style:paragraph-properties fo:text-align="center"/>
      <style:text-properties fo:font-size="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34" style:family="paragraph">
      <style:paragraph-properties fo:text-align="center" style:writing-mode="lr-tb"/>
      <style:text-properties fo:font-size="8pt" style:font-size-asian="18pt" style:font-size-complex="18pt"/>
    </style:style>
    <style:style style:name="P35" style:family="paragraph">
      <loext:graphic-properties draw:fill="none" draw:fill-color="#000000"/>
      <style:paragraph-properties fo:text-align="center" style:writing-mode="lr-tb"/>
      <style:text-properties fo:font-size="8pt" style:font-size-asian="18pt" style:font-size-complex="18pt"/>
    </style:style>
    <style:style style:name="P36" style:family="paragraph">
      <loext:graphic-properties draw:fill="solid" draw:fill-color="#000000"/>
      <style:paragraph-properties fo:text-align="center"/>
      <style:text-properties fo:font-size="8pt"/>
    </style:style>
    <style:style style:name="P37" style:family="paragraph">
      <loext:graphic-properties draw:fill="none" draw:fill-color="#000000"/>
      <style:paragraph-properties fo:text-align="center"/>
      <style:text-properties fo:font-size="8pt"/>
    </style:style>
    <style:style style:name="P38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9" style:family="paragraph">
      <loext:graphic-properties draw:fill-color="#000000"/>
      <style:paragraph-properties fo:text-align="center"/>
      <style:text-properties fo:font-size="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1" style:family="paragraph">
      <loext:graphic-properties draw:fill="none" draw:fill-color="#ffffff"/>
      <style:paragraph-properties style:writing-mode="lr-tb"/>
      <style:text-properties fo:font-size="6pt" style:font-size-asian="15pt" style:font-size-complex="15pt"/>
    </style:style>
    <style:style style:name="P42" style:family="paragraph">
      <loext:graphic-properties draw:fill="solid" draw:fill-color="#000000"/>
      <style:paragraph-properties fo:text-align="center"/>
      <style:text-properties fo:font-size="9pt"/>
    </style:style>
    <style:style style:name="P4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8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/>
    </style:style>
    <style:style style:name="T8" style:family="text">
      <style:text-properties fo:font-size="9pt" style:font-size-asian="18pt" style:font-size-complex="18pt"/>
    </style:style>
    <style:style style:name="T9" style:family="text">
      <style:text-properties fo:font-size="8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fo:font-size="6pt" style:font-size-asian="15pt" style:font-size-complex="15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204cm" svg:height="1.068cm" svg:x="12.714cm" svg:y="14.582cm">
          <text:p text:style-name="P1">Ev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22cm" svg:height="1.071cm" svg:x="2.335cm" svg:y="11.486cm">
          <text:p text:style-name="P3"><text:span text:style-name="T1">C</text:span><text:span text:style-name="T1">h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7.459cm" svg:height="2.125cm" svg:x="10.578cm" svg:y="17.775cm">
          <text:p text:style-name="P1">Credenz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6.391cm" svg:height="1.071cm" svg:x="21.241cm" svg:y="11.386cm">
          <text:p text:style-name="P1">Quand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5.323cm" svg:height="1.071cm" svg:x="11.646cm" svg:y="11.386cm">
          <text:p text:style-name="P1">Dov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2.98cm" svg:y1="3.021cm" svg:x2="1cm" svg:y2="3.021cm">
          <text:p/>
        </draw:line>
        <draw:line draw:style-name="gr6" draw:text-style-name="P7" draw:layer="layout" svg:x1="14.314cm" svg:y1="17.774cm" svg:x2="14.314cm" svg:y2="15.647cm">
          <text:p/>
        </draw:line>
        <draw:line draw:style-name="gr6" draw:text-style-name="P7" draw:layer="layout" svg:x1="27.628cm" svg:y1="11.924cm" svg:x2="27.628cm" svg:y2="15.614cm">
          <text:p/>
        </draw:line>
        <draw:line draw:style-name="gr6" draw:text-style-name="P7" draw:layer="layout" svg:x1="6.858cm" svg:y1="12.024cm" svg:x2="7.758cm" svg:y2="12.024cm">
          <text:p/>
        </draw:line>
        <draw:line draw:style-name="gr6" draw:text-style-name="P7" draw:layer="layout" svg:x1="12.716cm" svg:y1="15.182cm" svg:x2="7.749cm" svg:y2="15.182cm">
          <text:p/>
        </draw:line>
        <draw:line draw:style-name="gr6" draw:text-style-name="P7" draw:layer="layout" svg:x1="1.5cm" svg:y1="3.6cm" svg:x2="1.479cm" svg:y2="12.02cm">
          <text:p/>
        </draw:line>
        <draw:line draw:style-name="gr6" draw:text-style-name="P7" draw:layer="layout" svg:x1="2.356cm" svg:y1="12.035cm" svg:x2="1.426cm" svg:y2="12.035cm">
          <text:p/>
        </draw:line>
        <draw:line draw:style-name="gr6" draw:text-style-name="P7" draw:layer="layout" svg:x1="28.693cm" svg:y1="6.035cm" svg:x2="28.693cm" svg:y2="18.835cm">
          <text:p/>
        </draw:line>
        <draw:line draw:style-name="gr6" draw:text-style-name="P7" draw:layer="layout" svg:x1="28.8cm" svg:y1="18.836cm" svg:x2="18.042cm" svg:y2="18.836cm">
          <text:p/>
        </draw:line>
        <draw:line draw:style-name="gr6" draw:text-style-name="P7" draw:layer="layout" svg:x1="21.342cm" svg:y1="11.924cm" svg:x2="20.972cm" svg:y2="11.924cm">
          <text:p/>
        </draw:line>
        <draw:line draw:style-name="gr6" draw:text-style-name="P7" draw:layer="layout" svg:x1="27.632cm" svg:y1="15.615cm" svg:x2="15.912cm" svg:y2="15.615cm">
          <text:p/>
        </draw:line>
        <draw:line draw:style-name="gr6" draw:text-style-name="P7" draw:layer="layout" svg:x1="1cm" svg:y1="3cm" svg:x2="1cm" svg:y2="18.85cm">
          <text:p/>
        </draw:line>
        <draw:line draw:style-name="gr6" draw:text-style-name="P7" draw:layer="layout" svg:x1="10.587cm" svg:y1="18.836cm" svg:x2="1cm" svg:y2="18.836cm">
          <text:p/>
        </draw:line>
        <draw:line draw:style-name="gr6" draw:text-style-name="P7" draw:layer="layout" svg:x1="14.314cm" svg:y1="14.583cm" svg:x2="14.314cm" svg:y2="12.456cm">
          <text:p/>
        </draw:line>
        <draw:frame draw:style-name="gr7" draw:text-style-name="P9" draw:layer="layout" svg:width="2.136cm" svg:height="0.776cm" svg:x="11.078cm" svg:y="14.466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19cm" svg:height="0.776cm" svg:x="15.481cm" svg:y="15.6cm">
          <draw:text-box>
            <text:p text:style-name="P8"><text:span text:style-name="T2">(1,N)</text:span></text:p>
          </draw:text-box>
        </draw:frame>
        <draw:frame draw:style-name="gr7" draw:text-style-name="P9" draw:layer="layout" svg:width="2.136cm" svg:height="0.776cm" svg:x="13.882cm" svg:y="13.831cm">
          <draw:text-box>
            <text:p text:style-name="P8"><text:span text:style-name="T2">(1,N)</text:span></text:p>
          </draw:text-box>
        </draw:frame>
        <draw:frame draw:style-name="gr8" draw:text-style-name="P9" draw:layer="layout" svg:width="2.136cm" svg:height="0.762cm" svg:x="13.882cm" svg:y="15.617cm">
          <draw:text-box>
            <text:p text:style-name="P8"><text:span text:style-name="T2">(0,N)</text:span></text:p>
          </draw:text-box>
        </draw:frame>
        <draw:custom-shape draw:style-name="gr9" draw:text-style-name="P11" draw:layer="layout" svg:width="3.217cm" svg:height="1.021cm" svg:x="3.067cm" svg:y="2.813cm">
          <text:p text:style-name="P10"><text:span text:style-name="T3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6.234cm" svg:height="0.976cm" svg:x="10.916cm" svg:y="3.074cm">
          <text:p text:style-name="P12"><text:span text:style-name="T4">Mascheramen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4" draw:layer="layout" svg:x1="6.292cm" svg:y1="2.968cm" svg:x2="7.346cm" svg:y2="2.596cm">
          <text:p/>
        </draw:line>
        <draw:line draw:style-name="gr6" draw:text-style-name="P14" draw:layer="layout" svg:x1="6.306cm" svg:y1="2.813cm" svg:x2="7.347cm" svg:y2="2.231cm">
          <text:p/>
        </draw:line>
        <draw:line draw:style-name="gr6" draw:text-style-name="P14" draw:layer="layout" svg:x1="6.269cm" svg:y1="3.166cm" svg:x2="7.355cm" svg:y2="3.166cm">
          <text:p/>
        </draw:line>
        <draw:frame draw:style-name="gr11" draw:text-style-name="P15" draw:layer="layout" svg:width="3.083cm" svg:height="3.009cm" svg:x="7.483cm" svg:y="1.951cm">
          <draw:text-box>
            <text:p><text:span text:style-name="T4">Codice</text:span></text:p>
            <text:p><text:span text:style-name="T4">Nome</text:span></text:p>
            <text:p><text:span text:style-name="T4">Immagine</text:span></text:p>
            <text:p><text:span text:style-name="T4">Sesso</text:span></text:p>
            <text:p><text:span text:style-name="T4">Istante di nascita</text:span></text:p>
            <text:p><text:span text:style-name="T4">Istante di morte</text:span></text:p>
          </draw:text-box>
        </draw:frame>
        <draw:line draw:style-name="gr6" draw:text-style-name="P14" draw:layer="layout" svg:x1="6.269cm" svg:y1="3.479cm" svg:x2="7.355cm" svg:y2="3.479cm">
          <text:p/>
        </draw:line>
        <draw:line draw:style-name="gr6" draw:text-style-name="P14" draw:layer="layout" svg:x1="6.292cm" svg:y1="3.741cm" svg:x2="7.346cm" svg:y2="4.113cm">
          <text:p/>
        </draw:line>
        <draw:line draw:style-name="gr6" draw:text-style-name="P14" draw:layer="layout" svg:x1="6.306cm" svg:y1="3.896cm" svg:x2="7.347cm" svg:y2="4.478cm">
          <text:p/>
        </draw:line>
        <draw:custom-shape draw:style-name="gr12" draw:text-style-name="P16" draw:layer="layout" svg:width="0.265cm" svg:height="0.278cm" svg:x="7.28cm" svg:y="2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266cm" svg:height="0.239cm" svg:x="7.28cm" svg:y="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266cm" svg:height="0.232cm" svg:x="7.28cm" svg:y="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265cm" svg:height="0.263cm" svg:x="7.281cm" svg:y="3.3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266cm" svg:height="0.235cm" svg:x="7.281cm" svg:y="4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265cm" svg:height="0.264cm" svg:x="7.282cm" svg:y="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95cm" svg:y1="15.08cm" svg:x2="17.034cm" svg:y2="15.08cm">
          <text:p/>
        </draw:line>
        <draw:line draw:style-name="gr6" draw:text-style-name="P7" draw:layer="layout" svg:x1="15.95cm" svg:y1="14.776cm" svg:x2="17.034cm" svg:y2="14.776cm">
          <text:p/>
        </draw:line>
        <draw:custom-shape draw:style-name="gr14" draw:text-style-name="P18" draw:layer="layout" svg:width="0.235cm" svg:height="0.286cm" svg:x="17.064cm" svg:y="14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36cm" svg:height="0.27cm" svg:x="17.064cm" svg:y="1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95cm" svg:y1="15.373cm" svg:x2="17.034cm" svg:y2="15.373cm">
          <text:p/>
        </draw:line>
        <draw:custom-shape draw:style-name="gr13" draw:text-style-name="P19" draw:layer="layout" svg:width="0.236cm" svg:height="0.272cm" svg:x="17.064cm" svg:y="1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1" draw:layer="layout" svg:width="2.8cm" svg:height="2.147cm" svg:x="17.2cm" svg:y="14.295cm">
          <draw:text-box>
            <text:p text:style-name="P20"><text:span text:style-name="T5">Codice</text:span></text:p>
            <text:p><text:span text:style-name="T5">Nome</text:span></text:p>
            <text:p><text:span text:style-name="T6">Verid</text:span><text:span text:style-name="T5">icità</text:span></text:p>
          </draw:text-box>
        </draw:frame>
        <draw:line draw:style-name="gr6" draw:text-style-name="P6" draw:layer="layout" svg:x1="2.998cm" svg:y1="3.6cm" svg:x2="1.518cm" svg:y2="3.6cm">
          <text:p/>
        </draw:line>
        <draw:line draw:style-name="gr6" draw:text-style-name="P7" draw:layer="layout" svg:x1="7.714cm" svg:y1="15.087cm" svg:x2="7.714cm" svg:y2="12.057cm">
          <text:p/>
        </draw:line>
        <draw:custom-shape draw:style-name="gr16" draw:text-style-name="P23" draw:layer="layout" svg:width="4.074cm" svg:height="1.263cm" svg:x="22.082cm" svg:y="2.844cm">
          <text:p text:style-name="P22"><text:span text:style-name="T7">Inclusione tempora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4" draw:layer="layout" svg:width="1.531cm" svg:height="0.607cm" svg:x="23.779cm" svg:y="5.969cm">
          <draw:text-box>
            <text:p text:style-name="P8"><text:span text:style-name="T7">(1,N)</text:span></text:p>
          </draw:text-box>
        </draw:frame>
        <draw:line draw:style-name="gr6" draw:text-style-name="P25" draw:layer="layout" svg:x1="25.613cm" svg:y1="1.523cm" svg:x2="26.354cm" svg:y2="1.523cm">
          <text:p/>
        </draw:line>
        <draw:line draw:style-name="gr6" draw:text-style-name="P25" draw:layer="layout" svg:x1="25.613cm" svg:y1="1.255cm" svg:x2="26.354cm" svg:y2="1.255cm">
          <text:p/>
        </draw:line>
        <draw:custom-shape draw:style-name="gr18" draw:text-style-name="P27" draw:layer="layout" svg:width="3.141cm" svg:height="0.772cm" svg:x="22.462cm" svg:y="1cm">
          <text:p text:style-name="P26"><text:span text:style-name="T8">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7" draw:layer="layout" svg:width="3.149cm" svg:height="0.77cm" svg:x="22.454cm" svg:y="5.297cm">
          <text:p text:style-name="P26"><text:span text:style-name="T8">Interv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5" draw:layer="layout" svg:x1="24.086cm" svg:y1="1.773cm" svg:x2="24.086cm" svg:y2="2.855cm">
          <text:p/>
        </draw:line>
        <draw:line draw:style-name="gr6" draw:text-style-name="P25" draw:layer="layout" svg:x1="26.151cm" svg:y1="3.44cm" svg:x2="26.892cm" svg:y2="3.44cm">
          <text:p/>
        </draw:line>
        <draw:line draw:style-name="gr6" draw:text-style-name="P25" draw:layer="layout" svg:x1="24.086cm" svg:y1="4.092cm" svg:x2="24.086cm" svg:y2="5.329cm">
          <text:p/>
        </draw:line>
        <draw:custom-shape draw:style-name="gr20" draw:text-style-name="P27" draw:layer="layout" svg:width="3.141cm" svg:height="0.712cm" svg:x="22.462cm" svg:y="9.551cm">
          <text:p text:style-name="P26"><text:span text:style-name="T8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draw:layer="layout" svg:width="4.51cm" svg:height="1.205cm" svg:x="21.8cm" svg:y="7.206cm">
          <text:p text:style-name="P22"><text:span text:style-name="T7"><text:s/></text:span><text:span text:style-name="T7">Narr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5" draw:layer="layout" svg:x1="24.086cm" svg:y1="6.102cm" svg:x2="24.086cm" svg:y2="7.184cm">
          <text:p/>
        </draw:line>
        <draw:line draw:style-name="gr6" draw:text-style-name="P25" draw:layer="layout" svg:x1="24.086cm" svg:y1="8.452cm" svg:x2="24.086cm" svg:y2="9.534cm">
          <text:p/>
        </draw:line>
        <draw:frame draw:style-name="gr17" draw:text-style-name="P24" draw:layer="layout" svg:width="1.532cm" svg:height="0.607cm" svg:x="23.778cm" svg:y="9.057cm">
          <draw:text-box>
            <text:p text:style-name="P8"><text:span text:style-name="T7">(0,N)</text:span></text:p>
          </draw:text-box>
        </draw:frame>
        <draw:line draw:style-name="gr6" draw:text-style-name="P25" draw:layer="layout" svg:x1="25.613cm" svg:y1="10.057cm" svg:x2="26.354cm" svg:y2="10.057cm">
          <text:p/>
        </draw:line>
        <draw:line draw:style-name="gr6" draw:text-style-name="P25" draw:layer="layout" svg:x1="25.613cm" svg:y1="9.789cm" svg:x2="26.354cm" svg:y2="9.789cm">
          <text:p/>
        </draw:line>
        <draw:custom-shape draw:style-name="gr12" draw:text-style-name="P28" draw:layer="layout" svg:width="0.149cm" svg:height="0.169cm" svg:x="26.395cm" svg:y="9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9" draw:layer="layout" svg:width="0.149cm" svg:height="0.16cm" svg:x="26.395cm" svg:y="9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5" draw:layer="layout" svg:x1="25.613cm" svg:y1="5.605cm" svg:x2="26.354cm" svg:y2="5.605cm">
          <text:p/>
        </draw:line>
        <draw:line draw:style-name="gr6" draw:text-style-name="P25" draw:layer="layout" svg:x1="25.613cm" svg:y1="5.336cm" svg:x2="26.354cm" svg:y2="5.336cm">
          <text:p/>
        </draw:line>
        <draw:custom-shape draw:style-name="gr13" draw:text-style-name="P29" draw:layer="layout" svg:width="0.149cm" svg:height="0.161cm" svg:x="26.39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5" draw:layer="layout" svg:x1="25.613cm" svg:y1="5.914cm" svg:x2="26.354cm" svg:y2="5.914cm">
          <text:p/>
        </draw:line>
        <draw:line draw:style-name="gr6" draw:text-style-name="P25" draw:layer="layout" svg:x1="26.091cm" svg:y1="5.782cm" svg:x2="26.091cm" svg:y2="5.201cm">
          <text:p/>
        </draw:line>
        <draw:custom-shape draw:style-name="gr12" draw:text-style-name="P28" draw:layer="layout" svg:width="0.161cm" svg:height="0.165cm" draw:transform="rotate (1.5707963267949) translate (25.993cm 5.1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4" draw:layer="layout" svg:width="1.531cm" svg:height="0.607cm" svg:x="23.769cm" svg:y="4.707cm">
          <draw:text-box>
            <text:p text:style-name="P8"><text:span text:style-name="T7">(0,1)</text:span></text:p>
          </draw:text-box>
        </draw:frame>
        <draw:frame draw:style-name="gr22" draw:text-style-name="P24" draw:layer="layout" svg:width="1.531cm" svg:height="0.798cm" svg:x="23.758cm" svg:y="1.702cm">
          <draw:text-box>
            <text:p text:style-name="P8"><text:span text:style-name="T7">(0,N)</text:span></text:p>
          </draw:text-box>
        </draw:frame>
        <draw:custom-shape draw:style-name="gr23" draw:text-style-name="P31" draw:layer="layout" svg:width="4.733cm" svg:height="1.243cm" svg:x="10.4cm" svg:y="7.611cm">
          <text:p text:style-name="P30"><text:span text:style-name="T9"><text:s/></text:span><text:span text:style-name="T9">Collocazio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2" draw:layer="layout" svg:x1="14.506cm" svg:y1="6.392cm" svg:x2="15.337cm" svg:y2="6.392cm">
          <text:p/>
        </draw:line>
        <draw:frame draw:style-name="gr24" draw:text-style-name="P33" draw:layer="layout" svg:width="3.033cm" svg:height="0.826cm" svg:x="15.42cm" svg:y="5.633cm">
          <draw:text-box>
            <text:p text:style-name="P20"><text:span text:style-name="T10">Nome</text:span></text:p>
          </draw:text-box>
        </draw:frame>
        <draw:line draw:style-name="gr6" draw:text-style-name="P32" draw:layer="layout" svg:x1="14.506cm" svg:y1="5.87cm" svg:x2="15.337cm" svg:y2="5.87cm">
          <text:p/>
        </draw:line>
        <draw:custom-shape draw:style-name="gr25" draw:text-style-name="P35" draw:layer="layout" svg:width="3.481cm" svg:height="0.761cm" svg:x="10.98cm" svg:y="5.61cm">
          <text:p text:style-name="P34"><text:span text:style-name="T11">Lu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5" draw:layer="layout" svg:width="3.509cm" svg:height="0.785cm" svg:x="10.952cm" svg:y="9.986cm">
          <text:p text:style-name="P34"><text:span text:style-name="T11">Map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2" draw:layer="layout" svg:x1="12.753cm" svg:y1="8.848cm" svg:x2="12.793cm" svg:y2="10.02cm">
          <text:p/>
        </draw:line>
        <draw:line draw:style-name="gr6" draw:text-style-name="P32" draw:layer="layout" svg:x1="14.506cm" svg:y1="10.201cm" svg:x2="15.337cm" svg:y2="10.201cm">
          <text:p/>
        </draw:line>
        <draw:line draw:style-name="gr6" draw:text-style-name="P32" draw:layer="layout" svg:x1="14.506cm" svg:y1="9.977cm" svg:x2="15.337cm" svg:y2="9.977cm">
          <text:p/>
        </draw:line>
        <draw:custom-shape draw:style-name="gr14" draw:text-style-name="P36" draw:layer="layout" svg:width="0.182cm" svg:height="0.209cm" svg:x="15.376cm" svg:y="9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7" draw:layer="layout" svg:width="0.182cm" svg:height="0.205cm" svg:x="15.377cm" svg:y="10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4.506cm" svg:y1="10.416cm" svg:x2="15.337cm" svg:y2="10.416cm">
          <text:p/>
        </draw:line>
        <draw:custom-shape draw:style-name="gr13" draw:text-style-name="P37" draw:layer="layout" svg:width="0.182cm" svg:height="0.201cm" svg:x="15.377cm" svg:y="10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8" draw:layer="layout" svg:width="3.054cm" svg:height="1.983cm" svg:x="15.5cm" svg:y="9.597cm">
          <draw:text-box>
            <text:p><text:span text:style-name="T10">Codice</text:span></text:p>
            <text:p><text:span text:style-name="T10">Nome</text:span></text:p>
            <text:p><text:span text:style-name="T10">Immagine</text:span></text:p>
          </draw:text-box>
        </draw:frame>
        <draw:custom-shape draw:style-name="gr12" draw:text-style-name="P39" draw:layer="layout" svg:width="0.185cm" svg:height="0.204cm" draw:transform="rotate (1.5707963267949) translate (12.2cm 7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0" draw:layer="layout" svg:width="1.649cm" svg:height="0.714cm" svg:x="12.363cm" svg:y="9.504cm">
          <draw:text-box>
            <text:p text:style-name="P8"><text:span text:style-name="T9">(0,N)</text:span></text:p>
          </draw:text-box>
        </draw:frame>
        <draw:frame draw:style-name="gr29" draw:text-style-name="P40" draw:layer="layout" svg:width="1.65cm" svg:height="0.713cm" svg:x="12.35cm" svg:y="6.287cm">
          <draw:text-box>
            <text:p text:style-name="P8"><text:span text:style-name="T9">(1,1)</text:span></text:p>
          </draw:text-box>
        </draw:frame>
        <draw:custom-shape draw:style-name="gr13" draw:text-style-name="P37" draw:layer="layout" svg:width="0.183cm" svg:height="0.178cm" svg:x="15.377cm" svg:y="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2.803cm" svg:height="0.495cm" svg:x="15.323cm" svg:y="6.145cm">
          <text:p text:style-name="P30"><text:span text:style-name="T9">Coord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908cm" svg:y1="6.268cm" svg:x2="18.739cm" svg:y2="6.268cm">
          <text:p/>
        </draw:line>
        <draw:custom-shape draw:style-name="gr13" draw:text-style-name="P37" draw:layer="layout" svg:width="0.181cm" svg:height="0.216cm" svg:x="18.767cm" svg:y="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909cm" svg:y1="6.517cm" svg:x2="18.74cm" svg:y2="6.517cm">
          <text:p/>
        </draw:line>
        <draw:custom-shape draw:style-name="gr13" draw:text-style-name="P37" draw:layer="layout" svg:width="0.181cm" svg:height="0.178cm" svg:x="18.768cm" svg:y="6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32" draw:layer="layout" svg:width="0.995cm" svg:height="2.657cm" draw:transform="rotate (-1.5707963267949) translate (15.0123111359821cm 6.10816319128218cm)" svg:viewBox="0 0 996 2658" svg:d="M0 0c996 0 996 2658 996 2658">
          <text:p/>
        </draw:path>
        <draw:line draw:style-name="gr6" draw:text-style-name="P32" draw:layer="layout" svg:x1="12.793cm" svg:y1="6.369cm" svg:x2="12.793cm" svg:y2="7.629cm">
          <text:p/>
        </draw:line>
        <draw:custom-shape draw:style-name="gr31" draw:text-style-name="P31" draw:layer="layout" svg:width="2.803cm" svg:height="0.453cm" svg:x="15.323cm" svg:y="10.55cm">
          <text:p text:style-name="P30"><text:span text:style-name="T9">Estens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909cm" svg:y1="10.652cm" svg:x2="18.74cm" svg:y2="10.652cm">
          <text:p/>
        </draw:line>
        <draw:custom-shape draw:style-name="gr13" draw:text-style-name="P37" draw:layer="layout" svg:width="0.181cm" svg:height="0.173cm" svg:x="18.768cm" svg:y="10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7.91cm" svg:y1="10.901cm" svg:x2="18.741cm" svg:y2="10.901cm">
          <text:p/>
        </draw:line>
        <draw:custom-shape draw:style-name="gr13" draw:text-style-name="P37" draw:layer="layout" svg:width="0.181cm" svg:height="0.194cm" svg:x="18.769cm" svg:y="10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2" draw:layer="layout" svg:x1="14.506cm" svg:y1="10.765cm" svg:x2="15.337cm" svg:y2="10.765cm">
          <text:p/>
        </draw:line>
        <draw:line draw:style-name="gr6" draw:text-style-name="P32" draw:layer="layout" svg:x1="10.962cm" svg:y1="6.011cm" svg:x2="9.645cm" svg:y2="6.011cm">
          <text:p/>
        </draw:line>
        <draw:line draw:style-name="gr6" draw:text-style-name="P7" draw:layer="layout" svg:x1="9.613cm" svg:y1="5.995cm" svg:x2="9.613cm" svg:y2="11.954cm">
          <text:p/>
        </draw:line>
        <draw:line draw:style-name="gr6" draw:text-style-name="P7" draw:layer="layout" svg:x1="11.676cm" svg:y1="11.911cm" svg:x2="9.566cm" svg:y2="11.911cm">
          <text:p/>
        </draw:line>
        <draw:frame draw:style-name="gr32" draw:text-style-name="P41" draw:layer="layout" svg:width="3.054cm" svg:height="1.039cm" svg:x="18.8cm" svg:y="10.398cm">
          <draw:text-box>
            <text:p><text:span text:style-name="T10">Larghezza</text:span></text:p>
            <text:p><text:span text:style-name="T10">Altezza</text:span></text:p>
            <text:p><text:span text:style-name="T12"/></text:p>
          </draw:text-box>
        </draw:frame>
        <draw:frame draw:style-name="gr33" draw:text-style-name="P33" draw:layer="layout" svg:width="0.75cm" svg:height="0.887cm" svg:x="18.85cm" svg:y="5.963cm">
          <draw:text-box>
            <text:p text:style-name="P20"><text:span text:style-name="T10">X</text:span></text:p>
            <text:p text:style-name="P20"><text:span text:style-name="T10">Y</text:span></text:p>
          </draw:text-box>
        </draw:frame>
        <draw:line draw:style-name="gr6" draw:text-style-name="P7" draw:layer="layout" svg:x1="21cm" svg:y1="5.75cm" svg:x2="20.993cm" svg:y2="11.936cm">
          <text:p/>
        </draw:line>
        <draw:line draw:style-name="gr6" draw:text-style-name="P25" draw:layer="layout" svg:x1="21.01cm" svg:y1="5.717cm" svg:x2="22.44cm" svg:y2="5.717cm">
          <text:p/>
        </draw:line>
        <draw:custom-shape draw:style-name="gr13" draw:text-style-name="P29" draw:layer="layout" svg:width="0.149cm" svg:height="0.161cm" svg:x="26.395cm" svg:y="5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9" draw:layer="layout" svg:width="0.149cm" svg:height="0.161cm" svg:x="26.395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9" draw:layer="layout" svg:width="0.149cm" svg:height="0.161cm" svg:x="26.395cm" svg:y="1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2" draw:layer="layout" svg:width="0.149cm" svg:height="0.161cm" svg:x="26.395cm" svg:y="1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9" draw:layer="layout" svg:width="0.149cm" svg:height="0.161cm" svg:x="26.895cm" svg:y="3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2.136cm" svg:height="1.15cm" svg:x="26.364cm" svg:y="0.95cm">
          <draw:text-box>
            <text:p><text:span text:style-name="T13">Indice</text:span></text:p>
            <text:p><text:span text:style-name="T13">Nome</text:span></text:p>
          </draw:text-box>
        </draw:frame>
        <draw:frame draw:style-name="gr35" draw:text-style-name="P43" draw:layer="layout" svg:width="2cm" svg:height="0.607cm" svg:x="26.9cm" svg:y="3.1cm">
          <draw:text-box>
            <text:p><text:span text:style-name="T13">Iterazione</text:span></text:p>
          </draw:text-box>
        </draw:frame>
        <draw:frame draw:style-name="gr36" draw:text-style-name="P43" draw:layer="layout" svg:width="2.686cm" svg:height="1.675cm" svg:x="26.364cm" svg:y="4.965cm">
          <draw:text-box>
            <text:p><text:span text:style-name="T13">Istante di inizio</text:span></text:p>
            <text:p><text:span text:style-name="T13">Istante di fine</text:span></text:p>
            <text:p><text:span text:style-name="T13">Nome</text:span></text:p>
          </draw:text-box>
        </draw:frame>
        <draw:frame draw:style-name="gr37" draw:text-style-name="P43" draw:layer="layout" svg:width="1.616cm" svg:height="0.958cm" svg:x="26.434cm" svg:y="9.487cm">
          <draw:text-box>
            <text:p><text:span text:style-name="T13">Indice</text:span></text:p>
            <text:p><text:span text:style-name="T13">Titolo</text:span></text:p>
          </draw:text-box>
        </draw:frame>
        <draw:line draw:style-name="gr6" draw:text-style-name="P25" draw:layer="layout" svg:x1="25.551cm" svg:y1="6.06cm" svg:x2="28.681cm" svg:y2="6.06cm">
          <text:p/>
        </draw:line>
        <draw:frame draw:style-name="gr17" draw:text-style-name="P24" draw:layer="layout" svg:width="1.532cm" svg:height="0.607cm" svg:x="21.278cm" svg:y="5.158cm">
          <draw:text-box>
            <text:p text:style-name="P8"><text:span text:style-name="T7">(0,N)</text:span></text:p>
          </draw:text-box>
        </draw:frame>
        <draw:line draw:style-name="gr6" draw:text-style-name="P32" draw:layer="layout" svg:x1="4.793cm" svg:y1="3.769cm" svg:x2="4.793cm" svg:y2="5.029cm">
          <text:p/>
        </draw:line>
        <draw:line draw:style-name="gr6" draw:text-style-name="P32" draw:layer="layout" svg:x1="4.793cm" svg:y1="1.769cm" svg:x2="4.793cm" svg:y2="2.829cm">
          <text:p/>
        </draw:line>
        <draw:line draw:style-name="gr6" draw:text-style-name="P6" draw:layer="layout" svg:x1="13.98cm" svg:y1="1.822cm" svg:x2="4.8cm" svg:y2="1.822cm">
          <text:p/>
        </draw:line>
        <draw:line draw:style-name="gr6" draw:text-style-name="P6" draw:layer="layout" svg:x1="13.98cm" svg:y1="5.023cm" svg:x2="4.8cm" svg:y2="5.023cm">
          <text:p/>
        </draw:line>
        <draw:line draw:style-name="gr6" draw:text-style-name="P32" draw:layer="layout" svg:x1="13.993cm" svg:y1="1.769cm" svg:x2="13.993cm" svg:y2="3.029cm">
          <text:p/>
        </draw:line>
        <draw:line draw:style-name="gr6" draw:text-style-name="P32" draw:layer="layout" svg:x1="13.993cm" svg:y1="4.069cm" svg:x2="13.993cm" svg:y2="5.029cm">
          <text:p/>
        </draw:line>
        <draw:frame draw:style-name="gr38" draw:text-style-name="P15" draw:layer="layout" svg:width="1.75cm" svg:height="0.75cm" svg:x="13cm" svg:y="1.25cm">
          <draw:text-box>
            <text:p><text:span text:style-name="T4">Alias</text:span></text:p>
          </draw:text-box>
        </draw:frame>
        <draw:frame draw:style-name="gr39" draw:text-style-name="P15" draw:layer="layout" svg:width="2.75cm" svg:height="1.039cm" svg:x="11.7cm" svg:y="4.45cm">
          <draw:text-box>
            <text:p><text:span text:style-name="T4">Personaggio</text:span></text:p>
          </draw:text-box>
        </draw:frame>
        <draw:frame draw:style-name="gr7" draw:text-style-name="P9" draw:layer="layout" svg:width="2.136cm" svg:height="0.776cm" svg:x="1.378cm" svg:y="2.366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36cm" svg:height="0.776cm" svg:x="1.378cm" svg:y="3.566cm">
          <draw:text-box>
            <text:p text:style-name="P8"><text:span text:style-name="T2">(0,N)</text:span></text:p>
          </draw:text-box>
        </draw:frame>
        <draw:frame draw:style-name="gr7" draw:text-style-name="P9" draw:layer="layout" svg:width="2.136cm" svg:height="0.776cm" svg:x="3.178cm" svg:y="2.166cm">
          <draw:text-box>
            <text:p text:style-name="P8"><text:span text:style-name="T2">(1,N)</text:span></text:p>
          </draw:text-box>
        </draw:frame>
        <draw:frame draw:style-name="gr7" draw:text-style-name="P9" draw:layer="layout" svg:width="2.136cm" svg:height="0.776cm" svg:x="3.178cm" svg:y="3.766cm">
          <draw:text-box>
            <text:p text:style-name="P8"><text:span text:style-name="T2">(0,N)</text:span></text:p>
          </draw:text-box>
        </draw:frame>
        <draw:frame draw:style-name="gr28" draw:text-style-name="P40" draw:layer="layout" svg:width="1.649cm" svg:height="0.714cm" svg:x="9.764cm" svg:y="5.504cm">
          <draw:text-box>
            <text:p text:style-name="P8"><text:span text:style-name="T9">(0,N)</text:span></text:p>
          </draw:text-box>
        </draw:frame>
        <draw:frame draw:style-name="gr17" draw:text-style-name="P24" draw:layer="layout" svg:width="1.531cm" svg:height="0.607cm" svg:x="25.28cm" svg:y="5.97cm">
          <draw:text-box>
            <text:p text:style-name="P8"><text:span text:style-name="T7">(0,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2:31:37.030399879</dc:date>
    <meta:editing-duration>PT1H8M4S</meta:editing-duration>
    <meta:editing-cycles>9</meta:editing-cycles>
    <meta:generator>LibreOffice/7.3.7.2$Linux_X86_64 LibreOffice_project/30$Build-2</meta:generator>
    <meta:document-statistic meta:object-count="136"/>
  </office:meta>
</office:document-meta>
</file>